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792cm"/>
    </style:style>
    <style:style style:name="gr5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3.67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6.35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9cm" fo:min-width="3.6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color="#006600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color="#ff3333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6600"/>
    </style:style>
    <style:style style:name="T4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905cm" svg:y1="3.119cm" svg:x2="2.905cm" svg:y2="11.999cm">
          <text:p/>
        </draw:line>
        <draw:line draw:style-name="gr1" draw:text-style-name="P1" draw:layer="layout" svg:x1="9.89cm" svg:y1="3.032cm" svg:x2="9.763cm" svg:y2="11.825cm">
          <text:p/>
        </draw:line>
        <draw:line draw:style-name="gr1" draw:text-style-name="P1" draw:layer="layout" svg:x1="17.51cm" svg:y1="3.119cm" svg:x2="17.383cm" svg:y2="11.738cm">
          <text:p/>
        </draw:line>
        <draw:rect draw:style-name="gr2" draw:text-style-name="P2" draw:layer="layout" svg:width="3.556cm" svg:height="1.741cm" svg:x="1.254cm" svg:y="12.086cm">
          <text:p text:style-name="P2"><text:span text:style-name="T1">Gateway</text:span></text:p>
          <text:p text:style-name="P2"><text:span text:style-name="T1"><text:s/></text:span><text:span text:style-name="T1">(or) </text:span></text:p>
          <text:p text:style-name="P2"><text:span text:style-name="T1">Replica</text:span></text:p>
        </draw:rect>
        <draw:rect draw:style-name="gr2" draw:text-style-name="P2" draw:layer="layout" svg:width="3.81cm" svg:height="1.742cm" svg:x="7.731cm" svg:y="11.911cm">
          <text:p text:style-name="P2"><text:span text:style-name="T1">LRU</text:span></text:p>
          <text:p text:style-name="P2"><text:span text:style-name="T1">Cache</text:span></text:p>
        </draw:rect>
        <draw:rect draw:style-name="gr2" draw:text-style-name="P2" draw:layer="layout" svg:width="3.81cm" svg:height="1.742cm" svg:x="15.605cm" svg:y="11.911cm">
          <text:p text:style-name="P2"><text:span text:style-name="T1">Backend</text:span></text:p>
          <text:p text:style-name="P2"><text:span text:style-name="T1">DataBase</text:span></text:p>
        </draw:rect>
        <draw:line draw:style-name="gr3" draw:text-style-name="P1" draw:layer="layout" svg:x1="2.905cm" svg:y1="3.38cm" svg:x2="9.763cm" svg:y2="4.338cm">
          <text:p text:style-name="P1"><text:span text:style-name="T2">QueryState(DeviceID)</text:span></text:p>
          <text:p text:style-name="P1"/>
        </draw:line>
        <draw:frame draw:style-name="gr4" draw:text-style-name="P3" draw:layer="layout" svg:width="3.292cm" svg:height="0.996cm" svg:x="9.773cm" svg:y="4.338cm">
          <draw:text-box>
            <text:p><text:span text:style-name="T3">Cache Hit</text:span></text:p>
          </draw:text-box>
        </draw:frame>
        <draw:line draw:style-name="gr5" draw:text-style-name="P1" draw:layer="layout" svg:x1="9.89cm" svg:y1="4.86cm" svg:x2="2.905cm" svg:y2="5.905cm">
          <text:p/>
        </draw:line>
        <draw:frame draw:style-name="gr6" draw:text-style-name="P4" draw:layer="layout" svg:width="4.172cm" svg:height="0.748cm" svg:x="4.067cm" svg:y="4.898cm">
          <draw:text-box>
            <text:p text:style-name="P4"><text:span text:style-name="T2">Device_state</text:span></text:p>
          </draw:text-box>
        </draw:frame>
        <draw:line draw:style-name="gr3" draw:text-style-name="P1" draw:layer="layout" svg:x1="2.905cm" svg:y1="6.253cm" svg:x2="9.89cm" svg:y2="7.385cm">
          <text:p text:style-name="P1"><text:span text:style-name="T2">QueryState(DeviceID)</text:span></text:p>
          <text:p text:style-name="P1"/>
        </draw:line>
        <draw:frame draw:style-name="gr7" draw:text-style-name="P5" draw:layer="layout" svg:width="3.821cm" svg:height="1.477cm" svg:x="9.763cm" svg:y="6.382cm">
          <draw:text-box>
            <text:p><text:span text:style-name="T4">Cache Miss</text:span></text:p>
          </draw:text-box>
        </draw:frame>
        <draw:line draw:style-name="gr3" draw:text-style-name="P1" draw:layer="layout" svg:x1="9.763cm" svg:y1="7.646cm" svg:x2="17.383cm" svg:y2="8.604cm">
          <text:p text:style-name="P1"><text:span text:style-name="T2">QueryState(DeviceID)</text:span></text:p>
          <text:p text:style-name="P1"/>
        </draw:line>
        <draw:line draw:style-name="gr5" draw:text-style-name="P1" draw:layer="layout" svg:x1="17.383cm" svg:y1="8.778cm" svg:x2="9.636cm" svg:y2="9.126cm">
          <text:p/>
        </draw:line>
        <draw:frame draw:style-name="gr8" draw:text-style-name="P4" draw:layer="layout" svg:width="6.856cm" svg:height="0.747cm" svg:x="10.017cm" svg:y="8.554cm">
          <draw:text-box>
            <text:p text:style-name="P4"><text:span text:style-name="T2">Update Cache by LRU</text:span></text:p>
          </draw:text-box>
        </draw:frame>
        <draw:line draw:style-name="gr5" draw:text-style-name="P1" draw:layer="layout" svg:x1="17.383cm" svg:y1="8.952cm" svg:x2="2.905cm" svg:y2="11.215cm">
          <text:p/>
        </draw:line>
        <draw:frame draw:style-name="gr9" draw:text-style-name="P4" draw:layer="layout" svg:width="4.172cm" svg:height="0.749cm" svg:x="4.611cm" svg:y="9.965cm">
          <draw:text-box>
            <text:p text:style-name="P4"><text:span text:style-name="T2">Device_sta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shraf Ali Shaik</meta:initial-creator>
    <meta:creation-date>2015-05-05T18:38:47</meta:creation-date>
    <dc:date>2015-05-06T06:53:59</dc:date>
    <dc:creator>Ashraf Ali Shaik</dc:creator>
    <meta:editing-duration>PT3H55M39S</meta:editing-duration>
    <meta:editing-cycles>3</meta:editing-cycles>
    <meta:generator>OpenOffice/4.1.1$Unix OpenOffice.org_project/411m6$Build-9775</meta:generator>
    <meta:document-statistic meta:object-count="17"/>
  </office:meta>
</office:document-meta>
</file>